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12" style:family="table-column">
      <style:table-column-properties fo:break-before="auto" style:column-width="5.163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734cm"/>
    </style:style>
    <style:style style:name="co20" style:family="table-column">
      <style:table-column-properties fo:break-before="auto" style:column-width="4.546cm"/>
    </style:style>
    <style:style style:name="co21" style:family="table-column">
      <style:table-column-properties fo:break-before="auto" style:column-width="4.563cm"/>
    </style:style>
    <style:style style:name="co22" style:family="table-column">
      <style:table-column-properties fo:break-before="auto" style:column-width="2.267cm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18" style:family="table-row">
      <style:table-row-properties style:row-height="0.453cm" fo:break-before="auto" style:use-optimal-row-height="false"/>
    </style:style>
    <style:style style:name="ro19" style:family="table-row">
      <style:table-row-properties style:row-height="1.053cm" fo:break-before="auto" style:use-optimal-row-height="true"/>
    </style:style>
    <style:style style:name="ro20" style:family="table-row">
      <style:table-row-properties style:row-height="2.256cm" fo:break-before="auto" style:use-optimal-row-height="true"/>
    </style:style>
    <style:style style:name="ro21" style:family="table-row">
      <style:table-row-properties style:row-height="2.708cm" fo:break-before="auto" style:use-optimal-row-height="true"/>
    </style:style>
    <style:style style:name="ro22" style:family="table-row">
      <style:table-row-properties style:row-height="0.788cm" fo:break-before="auto" style:use-optimal-row-height="false"/>
    </style:style>
    <style:style style:name="ro23" style:family="table-row">
      <style:table-row-properties style:row-height="0.965cm" fo:break-before="auto" style:use-optimal-row-height="false"/>
    </style:style>
    <style:style style:name="ro24" style:family="table-row">
      <style:table-row-properties style:row-height="0.894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1.579cm" fo:break-before="auto" style:use-optimal-row-height="false"/>
    </style:style>
    <style:style style:name="ro2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3" style:family="table-cell" style:parent-style-name="Default">
      <style:table-cell-properties fo:border-bottom="0.002cm solid #000000" fo:border-left="0.002cm solid #000000" fo:border-right="none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</style:style>
    <style:style style:name="ce36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cc9900"/>
    </style:style>
    <style:style style:name="ce38" style:family="table-cell" style:parent-style-name="Default">
      <style:table-cell-properties fo:background-color="#6666ff"/>
      <style:text-properties fo:color="#cc9900"/>
    </style:style>
    <style:style style:name="ce39" style:family="table-cell" style:parent-style-name="Default">
      <style:table-cell-properties fo:background-color="#ffff66"/>
    </style:style>
    <style:style style:name="ce40" style:family="table-cell" style:parent-style-name="Default">
      <style:table-cell-properties fo:background-color="#ff950e"/>
    </style:style>
    <style:style style:name="ce41" style:family="table-cell" style:parent-style-name="Default">
      <style:table-cell-properties fo:background-color="#ffff66"/>
      <style:text-properties fo:color="#ff950e"/>
    </style:style>
    <style:style style:name="ce42" style:family="table-cell" style:parent-style-name="Default">
      <style:table-cell-properties fo:background-color="#6666ff"/>
    </style:style>
    <style:style style:name="ce4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ff99cc"/>
    </style:style>
  </office:automatic-styles>
  <office:body>
    <office:spreadsheet>
      <table:table table:name="EXPORT" table:style-name="ta1" table:print="false">
        <table:table-column table:style-name="co20" table:number-columns-repeated="16" table:default-cell-style-name="ce36"/>
        <table:table-column table:style-name="co20" table:default-cell-style-name="Default"/>
        <table:table-column table:style-name="co20" table:number-columns-repeated="1007" table:default-cell-style-name="ce36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splayName</text:p>
          </table:table-cell>
          <table:table-cell table:style-name="ce1" office:value-type="string">
            <text:p>OrderInLists</text:p>
          </table:table-cell>
          <table:table-cell table:style-name="ce1" office:value-type="string">
            <text:p>MaxHealth</text:p>
          </table:table-cell>
          <table:table-cell table:style-name="ce1" office:value-type="string">
            <text:p>WhoWorksHere</text:p>
          </table:table-cell>
          <table:table-cell table:style-name="ce1" office:value-type="string">
            <text:p>PullJobLimit</text:p>
          </table:table-cell>
          <table:table-cell table:style-name="ce1" office:value-type="string">
            <text:p>PushJobLimit</text:p>
          </table:table-cell>
          <table:table-cell table:style-name="ce1" office:value-type="string">
            <text:p>ConstructionRecipe</text:p>
          </table:table-cell>
          <table:table-cell table:style-name="ce1" office:value-type="string">
            <text:p>Stockpiles</text:p>
          </table:table-cell>
          <table:table-cell table:style-name="ce1" office:value-type="string">
            <text:p>HarvestAreaRadius</text:p>
          </table:table-cell>
          <table:table-cell table:style-name="ce1" office:value-type="string">
            <text:p>HarvestAreaMaxDist</text:p>
          </table:table-cell>
          <table:table-cell table:style-name="ce1" office:value-type="string">
            <text:p>HarvestRecipeList</text:p>
          </table:table-cell>
          <table:table-cell table:style-name="ce1" office:value-type="string">
            <text:p>RecipeList</text:p>
          </table:table-cell>
          <table:table-cell table:style-name="ce1" office:value-type="string">
            <text:p>HelpText</text:p>
          </table:table-cell>
          <table:table-cell table:style-name="ce1" office:value-type="string">
            <text:p>BlueprintClass</text:p>
          </table:table-cell>
          <table:table-cell table:style-name="ce1" office:value-type="string">
            <text:p>Icon</text:p>
          </table:table-cell>
          <table:table-cell table:style-name="ce1" office:value-type="string">
            <text:p>3dMesh</text:p>
          </table:table-cell>
          <table:table-cell office:value-type="string">
            <text:p>Special(?? school? Palace?)</text:p>
          </table:table-cell>
          <table:table-cell office:value-type="string">
            <text:p>TUTORIALS!?</text:p>
          </table:table-cell>
          <table:table-cell table:number-columns-repeated="1005"/>
        </table:table-row>
        <table:table-row table:style-name="ro1">
          <table:table-cell table:style-name="ce1" table:formula="of:=IF(ISBLANK([HumanReadable.A2]);&quot;&quot;;[HumanReadable.A2])" office:value-type="string" office:string-value="Woodcutters">
            <text:p>Woodcutters</text:p>
          </table:table-cell>
          <table:table-cell table:style-name="ce1" table:formula="of:=[HumanReadable.B2]" office:value-type="string" office:string-value="Woodcutter's">
            <text:p>Woodcutter's</text:p>
          </table:table-cell>
          <table:table-cell table:style-name="ce1" table:formula="of:=[HumanReadable.C2]" office:value-type="float" office:value="1">
            <text:p>1</text:p>
          </table:table-cell>
          <table:table-cell table:style-name="ce1" table:formula="of:=[HumanReadable.D2]" office:value-type="float" office:value="150">
            <text:p>150</text:p>
          </table:table-cell>
          <table:table-cell table:style-name="ce1" table:formula="of:=[HumanReadable.E2]" office:value-type="string" office:string-value="Lumberjack">
            <text:p>Lumberjack</text:p>
          </table:table-cell>
          <table:table-cell table:style-name="ce1" table:formula="of:=[HumanReadable.F2]" office:value-type="float" office:value="0">
            <text:p>0</text:p>
          </table:table-cell>
          <table:table-cell table:style-name="ce1" table:formula="of:=[HumanReadable.G2]" office:value-type="float" office:value="1">
            <text:p>1</text:p>
          </table:table-cell>
          <table:table-cell table:style-name="ce1" table:formula="of:=INDIRECT(  ADDRESS(   MATCH(    [HumanReadable.$H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J2]" office:value-type="float" office:value="1000">
            <text:p>1000</text:p>
          </table:table-cell>
          <table:table-cell table:style-name="ce1" table:formula="of:=[HumanReadable.K2]" office:value-type="float" office:value="1500">
            <text:p>1500</text:p>
          </table:table-cell>
          <table:table-cell table:style-name="ce1" table:formula="of:=INDIRECT(  ADDRESS(   MATCH([HumanReadable.L2];[HarvestRecipeList.$A$1:.$A$500];0);   MATCH(&quot;RecipeList&quot;;[RecipeList.$A$1:.$H$1];0);    1;1;&quot;HarvestRecipeList&quot;  ) )" office:value-type="string" office:string-value="((products=((itemType=Log,amount=1)),polishDuration=4))">
            <text:p>((products=((itemType=Log,amount=1)),polishDuration=4))</text:p>
          </table:table-cell>
          <table:table-cell table:style-name="ce1" table:formula="of:=INDIRECT(  ADDRESS(   MATCH([HumanReadable.$M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text:line-break/><text:line-break/>Produces Logs.<text:line-break/><text:line-break/>A lumberjack needs to work in the woodcutters'.</text:p>
          </table:table-cell>
          <table:table-cell table:style-name="ce1" table:formula="of:=[HumanReadable.O2]" office:value-type="string" office:string-value="BP_Woodcutter's">
            <text:p>BP_Woodcutter's</text:p>
          </table:table-cell>
          <table:table-cell table:style-name="ce1" table:formula="of:=[HumanReadable.P2]" office:value-type="string" office:string-value="woodcuttersIcon">
            <text:p>woodcuttersIcon</text:p>
          </table:table-cell>
          <table:table-cell table:style-name="ce1" table:formula="of:=[HumanReadable.Q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string" office:string-value="Sawmill">
            <text:p>Sawmill</text:p>
          </table:table-cell>
          <table:table-cell table:style-name="ce1" table:formula="of:=[HumanReadable.C3]" office:value-type="float" office:value="2">
            <text:p>2</text:p>
          </table:table-cell>
          <table:table-cell table:style-name="ce1" table:formula="of:=[HumanReadable.D3]" office:value-type="float" office:value="200">
            <text:p>200</text:p>
          </table:table-cell>
          <table:table-cell table:style-name="ce1" table:formula="of:=[HumanReadable.E3]" office:value-type="string" office:string-value="Carpenter">
            <text:p>Carpenter</text:p>
          </table:table-cell>
          <table:table-cell table:style-name="ce1" table:formula="of:=[HumanReadable.F3]" office:value-type="float" office:value="3">
            <text:p>3</text:p>
          </table:table-cell>
          <table:table-cell table:style-name="ce1" table:formula="of:=[HumanReadable.G3]" office:value-type="float" office:value="1">
            <text:p>1</text:p>
          </table:table-cell>
          <table:table-cell table:style-name="ce1" table:formula="of:=INDIRECT(  ADDRESS(   MATCH(    [HumanReadable.$H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ce1" table:formula="of:=INDIRECT(  ADDRESS(   MATCH([HumanReadable.L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N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text:line-break/><text:line-break/>Requires Logs.<text:line-break/>Produces Lumber<text:line-break/><text:line-break/>A carpenter needs to work in the sawmill.</text:p>
          </table:table-cell>
          <table:table-cell table:style-name="ce1" table:formula="of:=[HumanReadable.O3]" office:value-type="string" office:string-value="BP_Sawmill">
            <text:p>BP_Sawmill</text:p>
          </table:table-cell>
          <table:table-cell table:style-name="ce1" table:formula="of:=[HumanReadable.P3]" office:value-type="string" office:string-value="sawmillIcon">
            <text:p>sawmillIcon</text:p>
          </table:table-cell>
          <table:table-cell table:style-name="ce1" table:formula="of:=[HumanReadable.Q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string" office:string-value="Bakery">
            <text:p>Bakery</text:p>
          </table:table-cell>
          <table:table-cell table:style-name="ce1" table:formula="of:=[HumanReadable.C4]" office:value-type="float" office:value="6">
            <text:p>6</text:p>
          </table:table-cell>
          <table:table-cell table:style-name="ce1" table:formula="of:=[HumanReadable.D4]" office:value-type="float" office:value="250">
            <text:p>250</text:p>
          </table:table-cell>
          <table:table-cell table:style-name="ce1" table:formula="of:=[HumanReadable.E4]" office:value-type="string" office:string-value="Baker">
            <text:p>Baker</text:p>
          </table:table-cell>
          <table:table-cell table:style-name="ce1" table:formula="of:=[HumanReadable.F4]" office:value-type="float" office:value="3">
            <text:p>3</text:p>
          </table:table-cell>
          <table:table-cell table:style-name="ce1" table:formula="of:=[HumanReadable.G4]" office:value-type="float" office:value="1">
            <text:p>1</text:p>
          </table:table-cell>
          <table:table-cell table:style-name="ce1" table:formula="of:=INDIRECT(  ADDRESS(   MATCH(    [HumanReadable.$H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4];[Stockpiles.$A$1:.$A$500];0);   MATCH(&quot;Stockpiles&quot;;[Stockpiles.$A$1:.$H$1];0);    1;1;&quot;Stockpiles&quot;  ) )" office:value-type="string" office:string-value="((itemType=Flour,stockpileType=Educt,maxStorage=5),(itemType=Flour,stockpileType=Educt,maxStorage=5),(itemType=Bread,stockpileType=Product,maxStorage=3))">
            <text:p>((itemType=Flour,stockpileType=Educt,maxStorage=5),(itemType=Flour,stockpileType=Educt,maxStorage=5),(itemType=Bread,stockpileType=Product,maxStorage=3))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ce1" table:formula="of:=INDIRECT(  ADDRESS(   MATCH([HumanReadable.L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N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text:line-break/><text:line-break/>Requires Flour.<text:line-break/>Produces Bread.<text:line-break/><text:line-break/>A baker needs to work in the bakery.</text:p>
          </table:table-cell>
          <table:table-cell table:style-name="ce1" table:formula="of:=[HumanReadable.O4]" office:value-type="string" office:string-value="BP_Bakery">
            <text:p>BP_Bakery</text:p>
          </table:table-cell>
          <table:table-cell table:style-name="ce1" table:formula="of:=[HumanReadable.P4]" office:value-type="string" office:string-value="bakeryIcon">
            <text:p>bakeryIcon</text:p>
          </table:table-cell>
          <table:table-cell table:style-name="ce1" table:formula="of:=[HumanReadable.Q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string" office:string-value="Coalmine">
            <text:p>Coalmine</text:p>
          </table:table-cell>
          <table:table-cell table:style-name="ce1" table:formula="of:=[HumanReadable.C5]" office:value-type="float" office:value="9">
            <text:p>9</text:p>
          </table:table-cell>
          <table:table-cell table:style-name="ce1" table:formula="of:=[HumanReadable.D5]" office:value-type="float" office:value="150">
            <text:p>150</text:p>
          </table:table-cell>
          <table:table-cell table:style-name="ce1" table:formula="of:=[HumanReadable.E5]" office:value-type="string" office:string-value="Miner">
            <text:p>Miner</text:p>
          </table:table-cell>
          <table:table-cell table:style-name="ce1" table:formula="of:=[HumanReadable.F5]" office:value-type="float" office:value="0">
            <text:p>0</text:p>
          </table:table-cell>
          <table:table-cell table:style-name="ce1" table:formula="of:=[HumanReadable.G5]" office:value-type="float" office:value="1">
            <text:p>1</text:p>
          </table:table-cell>
          <table:table-cell table:style-name="ce1" table:formula="of:=INDIRECT(  ADDRESS(   MATCH(    [HumanReadable.$H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J5]" office:value-type="float" office:value="1000">
            <text:p>1000</text:p>
          </table:table-cell>
          <table:table-cell table:style-name="ce1" table:formula="of:=[HumanReadable.K5]" office:value-type="float" office:value="1500">
            <text:p>1500</text:p>
          </table:table-cell>
          <table:table-cell table:style-name="ce1" table:formula="of:=INDIRECT(  ADDRESS(   MATCH([HumanReadable.L5];[HarvestRecipeList.$A$1:.$A$500];0);   MATCH(&quot;RecipeList&quot;;[RecipeList.$A$1:.$H$1];0);    1;1;&quot;HarvestRecipeList&quot;  ) )" office:value-type="string" office:string-value="((products=((itemType=Coal,amount=1)),polishDuration=3))">
            <text:p>((products=((itemType=Coal,amount=1)),polishDuration=3))</text:p>
          </table:table-cell>
          <table:table-cell table:style-name="ce1" table:formula="of:=INDIRECT(  ADDRESS(   MATCH([HumanReadable.$M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text:line-break/><text:line-break/>Requires nearby coal deposit.<text:line-break/>Produces Coal.<text:line-break/><text:line-break/>A miner needs to work in the coalmine.</text:p>
          </table:table-cell>
          <table:table-cell table:style-name="ce1" table:formula="of:=[HumanReadable.O5]" office:value-type="string" office:string-value="BP_Coalmine">
            <text:p>BP_Coalmine</text:p>
          </table:table-cell>
          <table:table-cell table:style-name="ce1" table:formula="of:=[HumanReadable.P5]" office:value-type="string" office:string-value="coalmineIcon">
            <text:p>coalmineIcon</text:p>
          </table:table-cell>
          <table:table-cell table:style-name="ce1" table:formula="of:=[HumanReadable.Q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string" office:string-value="Farm">
            <text:p>Farm</text:p>
          </table:table-cell>
          <table:table-cell table:style-name="ce1" table:formula="of:=[HumanReadable.C6]" office:value-type="float" office:value="4">
            <text:p>4</text:p>
          </table:table-cell>
          <table:table-cell table:style-name="ce1" table:formula="of:=[HumanReadable.D6]" office:value-type="float" office:value="225">
            <text:p>225</text:p>
          </table:table-cell>
          <table:table-cell table:style-name="ce1" table:formula="of:=[HumanReadable.E6]" office:value-type="string" office:string-value="Farmer">
            <text:p>Farmer</text:p>
          </table:table-cell>
          <table:table-cell table:style-name="ce1" table:formula="of:=[HumanReadable.F6]" office:value-type="float" office:value="0">
            <text:p>0</text:p>
          </table:table-cell>
          <table:table-cell table:style-name="ce1" table:formula="of:=[HumanReadable.G6]" office:value-type="float" office:value="1">
            <text:p>1</text:p>
          </table:table-cell>
          <table:table-cell table:style-name="ce1" table:formula="of:=INDIRECT(  ADDRESS(   MATCH(    [HumanReadable.$H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table:style-name="ce1" table:formula="of:=INDIRECT(  ADDRESS(   MATCH([HumanReadable.$I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J6]" office:value-type="float" office:value="500">
            <text:p>500</text:p>
          </table:table-cell>
          <table:table-cell table:style-name="ce1" table:formula="of:=[HumanReadable.K6]" office:value-type="float" office:value="1000">
            <text:p>1000</text:p>
          </table:table-cell>
          <table:table-cell table:style-name="ce1" table:formula="of:=INDIRECT(  ADDRESS(   MATCH([HumanReadable.L6];[HarvestRecipeList.$A$1:.$A$500];0);   MATCH(&quot;RecipeList&quot;;[RecipeList.$A$1:.$H$1];0);    1;1;&quot;HarvestRecipeList&quot;  ) )" office:value-type="string" office:string-value="((products=((itemType=Wheat,amount=1)),polishDuration=3))">
            <text:p>((products=((itemType=Wheat,amount=1)),polishDuration=3))</text:p>
          </table:table-cell>
          <table:table-cell table:style-name="ce1" table:formula="of:=INDIRECT(  ADDRESS(   MATCH([HumanReadable.$M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text:line-break/><text:line-break/>Produces Grain.<text:line-break/><text:line-break/>A farmer needs to work on the farm.</text:p>
          </table:table-cell>
          <table:table-cell table:style-name="ce1" table:formula="of:=[HumanReadable.O6]" office:value-type="string" office:string-value="BP_Farm">
            <text:p>BP_Farm</text:p>
          </table:table-cell>
          <table:table-cell table:style-name="ce1" table:formula="of:=[HumanReadable.P6]" office:value-type="string" office:string-value="farmIcon">
            <text:p>farmIcon</text:p>
          </table:table-cell>
          <table:table-cell table:style-name="ce1" table:formula="of:=[HumanReadable.Q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7]);&quot;&quot;;[HumanReadable.A7])" office:value-type="string" office:string-value="ForestingLodge">
            <text:p>ForestingLodge</text:p>
          </table:table-cell>
          <table:table-cell table:style-name="ce1" table:formula="of:=[HumanReadable.B7]" office:value-type="string" office:string-value="Foresting Lodge">
            <text:p>Foresting Lodge</text:p>
          </table:table-cell>
          <table:table-cell table:style-name="ce1" table:formula="of:=[HumanReadable.C7]" office:value-type="float" office:value="3">
            <text:p>3</text:p>
          </table:table-cell>
          <table:table-cell table:style-name="ce1" table:formula="of:=[HumanReadable.D7]" office:value-type="float" office:value="200">
            <text:p>200</text:p>
          </table:table-cell>
          <table:table-cell table:style-name="ce1" table:formula="of:=[HumanReadable.E7]" office:value-type="string" office:string-value="Forester">
            <text:p>Forester</text:p>
          </table:table-cell>
          <table:table-cell table:style-name="ce1" table:formula="of:=[HumanReadable.F7]" office:value-type="float" office:value="0">
            <text:p>0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INDIRECT(  ADDRESS(   MATCH(    [HumanReadable.$H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7]" office:value-type="float" office:value="800">
            <text:p>800</text:p>
          </table:table-cell>
          <table:table-cell table:style-name="ce1" table:formula="of:=[HumanReadable.K7]" office:value-type="float" office:value="1500">
            <text:p>1500</text:p>
          </table:table-cell>
          <table:table-cell table:style-name="ce1" table:formula="of:=INDIRECT(  ADDRESS(   MATCH([HumanReadable.L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text:line-break/><text:line-break/>A forester needs to work in the foresting lodge.</text:p>
          </table:table-cell>
          <table:table-cell table:style-name="ce1" table:formula="of:=[HumanReadable.O7]" office:value-type="string" office:string-value="BP_ForestingLodge">
            <text:p>BP_ForestingLodge</text:p>
          </table:table-cell>
          <table:table-cell table:style-name="ce1" table:formula="of:=[HumanReadable.P7]" office:value-type="string" office:string-value="forestingLodgeIcon">
            <text:p>forestingLodgeIcon</text:p>
          </table:table-cell>
          <table:table-cell table:style-name="ce1" table:formula="of:=[HumanReadable.Q7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string" office:string-value="Goldmine">
            <text:p>Goldmine</text:p>
          </table:table-cell>
          <table:table-cell table:style-name="ce1" table:formula="of:=[HumanReadable.C8]" office:value-type="float" office:value="10">
            <text:p>10</text:p>
          </table:table-cell>
          <table:table-cell table:style-name="ce1" table:formula="of:=[HumanReadable.D8]" office:value-type="float" office:value="150">
            <text:p>150</text:p>
          </table:table-cell>
          <table:table-cell table:style-name="ce1" table:formula="of:=[HumanReadable.E8]" office:value-type="string" office:string-value="Miner">
            <text:p>Miner</text:p>
          </table:table-cell>
          <table:table-cell table:style-name="ce1" table:formula="of:=[HumanReadable.F8]" office:value-type="float" office:value="0">
            <text:p>0</text:p>
          </table:table-cell>
          <table:table-cell table:style-name="ce1" table:formula="of:=[HumanReadable.G8]" office:value-type="float" office:value="1">
            <text:p>1</text:p>
          </table:table-cell>
          <table:table-cell table:style-name="ce1" table:formula="of:=INDIRECT(  ADDRESS(   MATCH(    [HumanReadable.$H8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J8]" office:value-type="float" office:value="1000">
            <text:p>1000</text:p>
          </table:table-cell>
          <table:table-cell table:style-name="ce1" table:formula="of:=[HumanReadable.K8]" office:value-type="float" office:value="1500">
            <text:p>1500</text:p>
          </table:table-cell>
          <table:table-cell table:style-name="ce1" table:formula="of:=INDIRECT(  ADDRESS(   MATCH([HumanReadable.L8];[HarvestRecipeList.$A$1:.$A$500];0);   MATCH(&quot;RecipeList&quot;;[RecipeList.$A$1:.$H$1];0);    1;1;&quot;HarvestRecipeList&quot;  ) )" office:value-type="string" office:string-value="((products=((itemType=GoldOre,amount=1)),polishDuration=2))">
            <text:p>((products=((itemType=GoldOre,amount=1)),polishDuration=2))</text:p>
          </table:table-cell>
          <table:table-cell table:style-name="ce1" table:formula="of:=INDIRECT(  ADDRESS(   MATCH([HumanReadable.$M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text:line-break/><text:line-break/>Requires nearby gold vein.<text:line-break/>Produces Gold Ore.<text:line-break/><text:line-break/>A miner needs to work in the goldmine.</text:p>
          </table:table-cell>
          <table:table-cell table:style-name="ce1" table:formula="of:=[HumanReadable.O8]" office:value-type="string" office:string-value="BP_Goldmine">
            <text:p>BP_Goldmine</text:p>
          </table:table-cell>
          <table:table-cell table:style-name="ce1" table:formula="of:=[HumanReadable.P8]" office:value-type="string" office:string-value="goldmineIcon">
            <text:p>goldmineIcon</text:p>
          </table:table-cell>
          <table:table-cell table:style-name="ce1" table:formula="of:=[HumanReadable.Q8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string" office:string-value="Inn">
            <text:p>Inn</text:p>
          </table:table-cell>
          <table:table-cell table:style-name="ce1" table:formula="of:=[HumanReadable.C9]" office:value-type="float" office:value="15">
            <text:p>15</text:p>
          </table:table-cell>
          <table:table-cell table:style-name="ce1" table:formula="of:=[HumanReadable.D9]" office:value-type="float" office:value="350">
            <text:p>350</text:p>
          </table:table-cell>
          <table:table-cell table:style-name="ce1" table:formula="of:=[HumanReadable.E9]" office:value-type="string" office:string-value="None">
            <text:p>None</text:p>
          </table:table-cell>
          <table:table-cell table:style-name="ce1" table:formula="of:=[HumanReadable.F9]" office:value-type="float" office:value="5">
            <text:p>5</text:p>
          </table:table-cell>
          <table:table-cell table:style-name="ce1" table:formula="of:=[HumanReadable.G9]" office:value-type="float" office:value="0">
            <text:p>0</text:p>
          </table:table-cell>
          <table:table-cell table:style-name="ce1" table:formula="of:=INDIRECT(  ADDRESS(   MATCH(    [HumanReadable.$H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ce1" table:formula="of:=INDIRECT(  ADDRESS(   MATCH([HumanReadable.L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text:line-break/><text:line-break/>Requires Bread, Fish, Wine or Sausages.<text:line-break/><text:line-break/>No one needs to work at the Inn.</text:p>
          </table:table-cell>
          <table:table-cell table:style-name="ce1" table:formula="of:=[HumanReadable.O9]" office:value-type="string" office:string-value="BP_Inn">
            <text:p>BP_Inn</text:p>
          </table:table-cell>
          <table:table-cell table:style-name="ce1" table:formula="of:=[HumanReadable.P9]" office:value-type="string" office:string-value="innIcon">
            <text:p>innIcon</text:p>
          </table:table-cell>
          <table:table-cell table:style-name="ce1" table:formula="of:=[HumanReadable.Q9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string" office:string-value="Ironmine">
            <text:p>Ironmine</text:p>
          </table:table-cell>
          <table:table-cell table:style-name="ce1" table:formula="of:=[HumanReadable.C10]" office:value-type="float" office:value="12">
            <text:p>12</text:p>
          </table:table-cell>
          <table:table-cell table:style-name="ce1" table:formula="of:=[HumanReadable.D10]" office:value-type="float" office:value="150">
            <text:p>150</text:p>
          </table:table-cell>
          <table:table-cell table:style-name="ce1" table:formula="of:=[HumanReadable.E10]" office:value-type="string" office:string-value="Miner">
            <text:p>Miner</text:p>
          </table:table-cell>
          <table:table-cell table:style-name="ce1" table:formula="of:=[HumanReadable.F10]" office:value-type="float" office:value="0">
            <text:p>0</text:p>
          </table:table-cell>
          <table:table-cell table:style-name="ce1" table:formula="of:=[HumanReadable.G10]" office:value-type="float" office:value="1">
            <text:p>1</text:p>
          </table:table-cell>
          <table:table-cell table:style-name="ce1" table:formula="of:=INDIRECT(  ADDRESS(   MATCH(    [HumanReadable.$H10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J10]" office:value-type="float" office:value="1000">
            <text:p>1000</text:p>
          </table:table-cell>
          <table:table-cell table:style-name="ce1" table:formula="of:=[HumanReadable.K10]" office:value-type="float" office:value="1500">
            <text:p>1500</text:p>
          </table:table-cell>
          <table:table-cell table:style-name="ce1" table:formula="of:=INDIRECT(  ADDRESS(   MATCH([HumanReadable.L10];[HarvestRecipeList.$A$1:.$A$500];0);   MATCH(&quot;RecipeList&quot;;[RecipeList.$A$1:.$H$1];0);    1;1;&quot;HarvestRecipeList&quot;  ) )" office:value-type="string" office:string-value="((products=((itemType=IronOre,amount=1)),polishDuration=2))">
            <text:p>((products=((itemType=IronOre,amount=1)),polishDuration=2))</text:p>
          </table:table-cell>
          <table:table-cell table:style-name="ce1" table:formula="of:=INDIRECT(  ADDRESS(   MATCH([HumanReadable.$M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text:line-break/><text:line-break/>Requires nearby iron vein.<text:line-break/>Produces iron ore.<text:line-break/><text:line-break/>A miner needs to work in the ironmine.</text:p>
          </table:table-cell>
          <table:table-cell table:style-name="ce1" table:formula="of:=[HumanReadable.O10]" office:value-type="string" office:string-value="BP_Ironmine">
            <text:p>BP_Ironmine</text:p>
          </table:table-cell>
          <table:table-cell table:style-name="ce1" table:formula="of:=[HumanReadable.P10]" office:value-type="string" office:string-value="ironmineIcon">
            <text:p>ironmineIcon</text:p>
          </table:table-cell>
          <table:table-cell table:style-name="ce1" table:formula="of:=[HumanReadable.Q10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1]);&quot;&quot;;[HumanReadable.A11])" office:value-type="string" office:string-value="IronSmeltery">
            <text:p>IronSmeltery</text:p>
          </table:table-cell>
          <table:table-cell table:style-name="ce1" table:formula="of:=[HumanReadable.B11]" office:value-type="string" office:string-value="Iron Smeltery">
            <text:p>Iron Smeltery</text:p>
          </table:table-cell>
          <table:table-cell table:style-name="ce1" table:formula="of:=[HumanReadable.C11]" office:value-type="float" office:value="13">
            <text:p>13</text:p>
          </table:table-cell>
          <table:table-cell table:style-name="ce1" table:formula="of:=[HumanReadable.D11]" office:value-type="float" office:value="275">
            <text:p>275</text:p>
          </table:table-cell>
          <table:table-cell table:style-name="ce1" table:formula="of:=[HumanReadable.E11]" office:value-type="string" office:string-value="Smelter">
            <text:p>Smelter</text:p>
          </table:table-cell>
          <table:table-cell table:style-name="ce1" table:formula="of:=[HumanReadable.F11]" office:value-type="float" office:value="2">
            <text:p>2</text:p>
          </table:table-cell>
          <table:table-cell table:style-name="ce1" table:formula="of:=[HumanReadable.G11]" office:value-type="float" office:value="1">
            <text:p>1</text:p>
          </table:table-cell>
          <table:table-cell table:style-name="ce1" table:formula="of:=INDIRECT(  ADDRESS(   MATCH(    [HumanReadable.$H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ce1" table:formula="of:=INDIRECT(  ADDRESS(   MATCH([HumanReadable.L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N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text:line-break/><text:line-break/>Requires iron ore, coal.<text:line-break/>Produces iron bar.<text:line-break/><text:line-break/>A smelter needs to work in the iron smeltery.</text:p>
          </table:table-cell>
          <table:table-cell table:style-name="ce1" table:formula="of:=[HumanReadable.O11]" office:value-type="string" office:string-value="BP_IronSmeltery">
            <text:p>BP_IronSmeltery</text:p>
          </table:table-cell>
          <table:table-cell table:style-name="ce1" table:formula="of:=[HumanReadable.P11]" office:value-type="string" office:string-value="ironSmelteryIcon">
            <text:p>ironSmelteryIcon</text:p>
          </table:table-cell>
          <table:table-cell table:style-name="ce1" table:formula="of:=[HumanReadable.Q11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string" office:string-value="Mill">
            <text:p>Mill</text:p>
          </table:table-cell>
          <table:table-cell table:style-name="ce1" table:formula="of:=[HumanReadable.C12]" office:value-type="float" office:value="5">
            <text:p>5</text:p>
          </table:table-cell>
          <table:table-cell table:style-name="ce1" table:formula="of:=[HumanReadable.D12]" office:value-type="float" office:value="250">
            <text:p>250</text:p>
          </table:table-cell>
          <table:table-cell table:style-name="ce1" table:formula="of:=[HumanReadable.E12]" office:value-type="string" office:string-value="Miller">
            <text:p>Miller</text:p>
          </table:table-cell>
          <table:table-cell table:style-name="ce1" table:formula="of:=[HumanReadable.F12]" office:value-type="float" office:value="3">
            <text:p>3</text:p>
          </table:table-cell>
          <table:table-cell table:style-name="ce1" table:formula="of:=[HumanReadable.G12]" office:value-type="float" office:value="1">
            <text:p>1</text:p>
          </table:table-cell>
          <table:table-cell table:style-name="ce1" table:formula="of:=INDIRECT(  ADDRESS(   MATCH(    [HumanReadable.$H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ce1" table:formula="of:=INDIRECT(  ADDRESS(   MATCH([HumanReadable.L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N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text:line-break/><text:line-break/>Requires Grain.<text:line-break/>Produces Flour.<text:line-break/><text:line-break/>A miller needs to work in the mill.</text:p>
          </table:table-cell>
          <table:table-cell table:style-name="ce1" table:formula="of:=[HumanReadable.O12]" office:value-type="string" office:string-value="BP_Mill">
            <text:p>BP_Mill</text:p>
          </table:table-cell>
          <table:table-cell table:style-name="ce1" table:formula="of:=[HumanReadable.P12]" office:value-type="string" office:string-value="millIcon">
            <text:p>millIcon</text:p>
          </table:table-cell>
          <table:table-cell table:style-name="ce1" table:formula="of:=[HumanReadable.Q1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string" office:string-value="Mint">
            <text:p>Mint</text:p>
          </table:table-cell>
          <table:table-cell table:style-name="ce1" table:formula="of:=[HumanReadable.C13]" office:value-type="float" office:value="11">
            <text:p>11</text:p>
          </table:table-cell>
          <table:table-cell table:style-name="ce1" table:formula="of:=[HumanReadable.D13]" office:value-type="float" office:value="275">
            <text:p>275</text:p>
          </table:table-cell>
          <table:table-cell table:style-name="ce1" table:formula="of:=[HumanReadable.E13]" office:value-type="string" office:string-value="Smelter">
            <text:p>Smelter</text:p>
          </table:table-cell>
          <table:table-cell table:style-name="ce1" table:formula="of:=[HumanReadable.F13]" office:value-type="float" office:value="2">
            <text:p>2</text:p>
          </table:table-cell>
          <table:table-cell table:style-name="ce1" table:formula="of:=[HumanReadable.G13]" office:value-type="float" office:value="1">
            <text:p>1</text:p>
          </table:table-cell>
          <table:table-cell table:style-name="ce1" table:formula="of:=INDIRECT(  ADDRESS(   MATCH(    [HumanReadable.$H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ce1" table:formula="of:=INDIRECT(  ADDRESS(   MATCH([HumanReadable.L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N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text:line-break/><text:line-break/>Requires gold ore, coal.<text:line-break/>Produces gold coins.<text:line-break/><text:line-break/>A smelter needs to work in the mint.</text:p>
          </table:table-cell>
          <table:table-cell table:style-name="ce1" table:formula="of:=[HumanReadable.O13]" office:value-type="string" office:string-value="BP_Mint">
            <text:p>BP_Mint</text:p>
          </table:table-cell>
          <table:table-cell table:style-name="ce1" table:formula="of:=[HumanReadable.P13]" office:value-type="string" office:string-value="mintIcon">
            <text:p>mintIcon</text:p>
          </table:table-cell>
          <table:table-cell table:style-name="ce1" table:formula="of:=[HumanReadable.Q1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string" office:string-value="Palace">
            <text:p>Palace</text:p>
          </table:table-cell>
          <table:table-cell table:style-name="ce1" table:formula="of:=[HumanReadable.C14]" office:value-type="float" office:value="17">
            <text:p>17</text:p>
          </table:table-cell>
          <table:table-cell table:style-name="ce1" table:formula="of:=[HumanReadable.D14]" office:value-type="float" office:value="2000">
            <text:p>2000</text:p>
          </table:table-cell>
          <table:table-cell table:style-name="ce1" table:formula="of:=[HumanReadable.E14]" office:value-type="string" office:string-value="None">
            <text:p>None</text:p>
          </table:table-cell>
          <table:table-cell table:style-name="ce1" table:formula="of:=[HumanReadable.F14]" office:value-type="float" office:value="3">
            <text:p>3</text:p>
          </table:table-cell>
          <table:table-cell table:style-name="ce1" table:formula="of:=[HumanReadable.G14]" office:value-type="float" office:value="1">
            <text:p>1</text:p>
          </table:table-cell>
          <table:table-cell table:style-name="ce1" table:formula="of:=INDIRECT(  ADDRESS(   MATCH(    [HumanReadable.$H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table:style-name="ce1" table:formula="of:=INDIRECT(  ADDRESS(   MATCH([HumanReadable.$I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ce1" table:formula="of:=INDIRECT(  ADDRESS(   MATCH([HumanReadable.L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4]" office:value-type="string" office:string-value="A Palace is the ultimate demonstration of wealth and power.&#10;&#10;It is a truly collossal undertaking to construct a palace.&#10;Constructing the palace wins the game.">
            <text:p>A Palace is the ultimate demonstration of wealth and power.<text:line-break/><text:line-break/>It is a truly collossal undertaking to construct a palace.<text:line-break/>Constructing the palace wins the game.</text:p>
          </table:table-cell>
          <table:table-cell table:style-name="ce1" table:formula="of:=[HumanReadable.O14]" office:value-type="string" office:string-value="BP_Palace">
            <text:p>BP_Palace</text:p>
          </table:table-cell>
          <table:table-cell table:style-name="ce1" table:formula="of:=[HumanReadable.P14]" office:value-type="string" office:string-value="palaceIcon">
            <text:p>palaceIcon</text:p>
          </table:table-cell>
          <table:table-cell table:style-name="ce1" table:formula="of:=[HumanReadable.Q1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string" office:string-value="Quarry">
            <text:p>Quarry</text:p>
          </table:table-cell>
          <table:table-cell table:style-name="ce1" table:formula="of:=[HumanReadable.C15]" office:value-type="float" office:value="8">
            <text:p>8</text:p>
          </table:table-cell>
          <table:table-cell table:style-name="ce1" table:formula="of:=[HumanReadable.D15]" office:value-type="float" office:value="200">
            <text:p>200</text:p>
          </table:table-cell>
          <table:table-cell table:style-name="ce1" table:formula="of:=[HumanReadable.E15]" office:value-type="string" office:string-value="Mason">
            <text:p>Mason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1">
            <text:p>1</text:p>
          </table:table-cell>
          <table:table-cell table:style-name="ce1" table:formula="of:=INDIRECT(  ADDRESS(   MATCH(    [HumanReadable.$H15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J15]" office:value-type="float" office:value="1000">
            <text:p>1000</text:p>
          </table:table-cell>
          <table:table-cell table:style-name="ce1" table:formula="of:=[HumanReadable.K15]" office:value-type="float" office:value="1500">
            <text:p>1500</text:p>
          </table:table-cell>
          <table:table-cell table:style-name="ce1" table:formula="of:=INDIRECT(  ADDRESS(   MATCH([HumanReadable.L15];[HarvestRecipeList.$A$1:.$A$500];0);   MATCH(&quot;RecipeList&quot;;[RecipeList.$A$1:.$H$1];0);    1;1;&quot;HarvestRecipeList&quot;  ) )" office:value-type="string" office:string-value="((products=((itemType=Stone,amount=2)),polishDuration=6))">
            <text:p>((products=((itemType=Stone,amount=2)),polishDuration=6))</text:p>
          </table:table-cell>
          <table:table-cell table:style-name="ce1" table:formula="of:=INDIRECT(  ADDRESS(   MATCH([HumanReadable.$M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text:line-break/><text:line-break/>Produces Stone.<text:line-break/><text:line-break/>A mason needs to work in the quarry.</text:p>
          </table:table-cell>
          <table:table-cell table:style-name="ce1" table:formula="of:=[HumanReadable.O15]" office:value-type="string" office:string-value="BP_Quarry">
            <text:p>BP_Quarry</text:p>
          </table:table-cell>
          <table:table-cell table:style-name="ce1" table:formula="of:=[HumanReadable.P15]" office:value-type="string" office:string-value="quarryIcon">
            <text:p>quarryIcon</text:p>
          </table:table-cell>
          <table:table-cell table:style-name="ce1" table:formula="of:=[HumanReadable.Q1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string" office:string-value="School">
            <text:p>School</text:p>
          </table:table-cell>
          <table:table-cell table:style-name="ce1" table:formula="of:=[HumanReadable.C16]" office:value-type="float" office:value="14">
            <text:p>14</text:p>
          </table:table-cell>
          <table:table-cell table:style-name="ce1" table:formula="of:=[HumanReadable.D16]" office:value-type="float" office:value="400">
            <text:p>400</text:p>
          </table:table-cell>
          <table:table-cell table:style-name="ce1" table:formula="of:=[HumanReadable.E16]" office:value-type="string" office:string-value="None">
            <text:p>None</text:p>
          </table:table-cell>
          <table:table-cell table:style-name="ce1" table:formula="of:=[HumanReadable.F16]" office:value-type="float" office:value="5">
            <text:p>5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INDIRECT(  ADDRESS(   MATCH(    [HumanReadable.$H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ce1" table:formula="of:=INDIRECT(  ADDRESS(   MATCH([HumanReadable.L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6]" office:value-type="string" office:string-value="In the School you can create new Citizen for Gold.&#10;&#10;Requires Gold Coins&#10;&#10;No one needs to work at the school.">
            <text:p>In the School you can create new Citizen for Gold.<text:line-break/><text:line-break/>Requires Gold Coins<text:line-break/><text:line-break/>No one needs to work at the school.</text:p>
          </table:table-cell>
          <table:table-cell table:style-name="ce1" table:formula="of:=[HumanReadable.O16]" office:value-type="string" office:string-value="BP_School">
            <text:p>BP_School</text:p>
          </table:table-cell>
          <table:table-cell table:style-name="ce1" table:formula="of:=[HumanReadable.P16]" office:value-type="string" office:string-value="schoolIcon">
            <text:p>schoolIcon</text:p>
          </table:table-cell>
          <table:table-cell table:style-name="ce1" table:formula="of:=[HumanReadable.Q1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7]);&quot;&quot;;[HumanReadable.A17])" office:value-type="string" office:string-value="WeaponWorkshop">
            <text:p>WeaponWorkshop</text:p>
          </table:table-cell>
          <table:table-cell table:style-name="ce1" table:formula="of:=[HumanReadable.B17]" office:value-type="string" office:string-value="Weapon Workshop">
            <text:p>Weapon Workshop</text:p>
          </table:table-cell>
          <table:table-cell table:style-name="ce1" table:formula="of:=[HumanReadable.C17]" office:value-type="float" office:value="7">
            <text:p>7</text:p>
          </table:table-cell>
          <table:table-cell table:style-name="ce1" table:formula="of:=[HumanReadable.D17]" office:value-type="float" office:value="250">
            <text:p>250</text:p>
          </table:table-cell>
          <table:table-cell table:style-name="ce1" table:formula="of:=[HumanReadable.E17]" office:value-type="string" office:string-value="Carpenter">
            <text:p>Carpenter</text:p>
          </table:table-cell>
          <table:table-cell table:style-name="ce1" table:formula="of:=[HumanReadable.F17]" office:value-type="float" office:value="2">
            <text:p>2</text:p>
          </table:table-cell>
          <table:table-cell table:style-name="ce1" table:formula="of:=[HumanReadable.G17]" office:value-type="float" office:value="1">
            <text:p>1</text:p>
          </table:table-cell>
          <table:table-cell table:style-name="ce1" table:formula="of:=INDIRECT(  ADDRESS(   MATCH(    [HumanReadable.$H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ce1" table:formula="of:=INDIRECT(  ADDRESS(   MATCH([HumanReadable.L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N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text:line-break/><text:line-break/>Requires Lumber.<text:line-break/>Produes Hand Axe.<text:line-break/><text:line-break/>A carpenter needs to work in the weapons workshop.</text:p>
          </table:table-cell>
          <table:table-cell table:style-name="ce1" table:formula="of:=[HumanReadable.O17]" office:value-type="string" office:string-value="BP_WeaponWorkshop">
            <text:p>BP_WeaponWorkshop</text:p>
          </table:table-cell>
          <table:table-cell table:style-name="ce1" table:formula="of:=[HumanReadable.P17]" office:value-type="string" office:string-value="weaponWorkshopIcon">
            <text:p>weaponWorkshopIcon</text:p>
          </table:table-cell>
          <table:table-cell table:style-name="ce1" table:formula="of:=[HumanReadable.Q17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string" office:string-value="Warehouse">
            <text:p>Warehouse</text:p>
          </table:table-cell>
          <table:table-cell table:style-name="ce1" table:formula="of:=[HumanReadable.C18]" office:value-type="float" office:value="16">
            <text:p>16</text:p>
          </table:table-cell>
          <table:table-cell table:style-name="ce1" table:formula="of:=[HumanReadable.D18]" office:value-type="float" office:value="600">
            <text:p>600</text:p>
          </table:table-cell>
          <table:table-cell table:style-name="ce1" table:formula="of:=[HumanReadable.E18]" office:value-type="string" office:string-value="None">
            <text:p>None</text:p>
          </table:table-cell>
          <table:table-cell table:style-name="ce1" table:formula="of:=[HumanReadable.F18]" office:value-type="float" office:value="2">
            <text:p>2</text:p>
          </table:table-cell>
          <table:table-cell table:style-name="ce1" table:formula="of:=[HumanReadable.G18]" office:value-type="float" office:value="1">
            <text:p>1</text:p>
          </table:table-cell>
          <table:table-cell table:style-name="ce1" table:formula="of:=INDIRECT(  ADDRESS(   MATCH(    [HumanReadable.$H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ce1" table:formula="of:=INDIRECT(  ADDRESS(   MATCH([HumanReadable.L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8]" office:value-type="string" office:string-value="The Warehouse stores all of your items. &#10;&#10;No one needs to work at the Warehouse.">
            <text:p>The Warehouse stores all of your items. <text:line-break/><text:line-break/>No one needs to work at the Warehouse.</text:p>
          </table:table-cell>
          <table:table-cell table:style-name="ce1" table:formula="of:=[HumanReadable.O18]" office:value-type="string" office:string-value="BP_Warehouse">
            <text:p>BP_Warehouse</text:p>
          </table:table-cell>
          <table:table-cell table:style-name="ce1" table:formula="of:=[HumanReadable.P18]" office:value-type="string" office:string-value="warehouseIcon">
            <text:p>warehouseIcon</text:p>
          </table:table-cell>
          <table:table-cell table:style-name="ce1" table:formula="of:=[HumanReadable.Q18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9]);&quot;&quot;;[HumanReadable.A19])" office:value-type="string" office:string-value="MissingNo">
            <text:p>MissingNo</text:p>
          </table:table-cell>
          <table:table-cell table:style-name="ce1" table:formula="of:=[HumanReadable.B19]" office:value-type="string" office:string-value="MissingNo">
            <text:p>MissingNo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1">
            <text:p>1</text:p>
          </table:table-cell>
          <table:table-cell table:style-name="ce1" table:formula="of:=[HumanReadable.E19]" office:value-type="string" office:string-value="MissingNo">
            <text:p>MissingNo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INDIRECT(  ADDRESS(   MATCH(    [HumanReadable.$H1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ce1" table:formula="of:=INDIRECT(  ADDRESS(   MATCH([HumanReadable.L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9]" office:value-type="string" office:string-value="Missing Building">
            <text:p>Missing Building</text:p>
          </table:table-cell>
          <table:table-cell table:style-name="ce1" table:formula="of:=[HumanReadable.O19]" office:value-type="float" office:value="0">
            <text:p>0</text:p>
          </table:table-cell>
          <table:table-cell table:style-name="ce1" table:formula="of:=[HumanReadable.P19]" office:value-type="string" office:string-value="missingIcon">
            <text:p>missingIcon</text:p>
          </table:table-cell>
          <table:table-cell table:style-name="ce1" table:formula="of:=[HumanReadable.Q19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0]);&quot;&quot;;[HumanReadable.A20])" office:value-type="string" office:string-value="Debug">
            <text:p>Debug</text:p>
          </table:table-cell>
          <table:table-cell table:style-name="ce1" table:formula="of:=[HumanReadable.B20]" office:value-type="string" office:string-value="Debug">
            <text:p>Debug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1">
            <text:p>1</text:p>
          </table:table-cell>
          <table:table-cell table:style-name="ce1" table:formula="of:=[HumanReadable.E20]" office:value-type="string" office:string-value="Debug">
            <text:p>Debug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INDIRECT(  ADDRESS(   MATCH(    [HumanReadable.$H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ce1" table:formula="of:=INDIRECT(  ADDRESS(   MATCH([HumanReadable.L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0]" office:value-type="string" office:string-value="Debug Building">
            <text:p>Debug Building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string" office:string-value="debugIcon">
            <text:p>debugIcon</text:p>
          </table:table-cell>
          <table:table-cell table:style-name="ce1" table:formula="of:=[HumanReadable.Q20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250">
            <text:p>25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INDIRECT(  ADDRESS(   MATCH(    [HumanReadable.$H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ce1" table:formula="of:=INDIRECT(  ADDRESS(   MATCH([HumanReadable.L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1]" office:value-type="float" office:value="0">
            <text:p>0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float" office:value="0">
            <text:p>0</text:p>
          </table:table-cell>
          <table:table-cell table:style-name="ce1" table:formula="of:=[HumanReadable.Q21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250">
            <text:p>25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INDIRECT(  ADDRESS(   MATCH(    [HumanReadable.$H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ce1" table:formula="of:=INDIRECT(  ADDRESS(   MATCH([HumanReadable.L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2]" office:value-type="float" office:value="0">
            <text:p>0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float" office:value="0">
            <text:p>0</text:p>
          </table:table-cell>
          <table:table-cell table:style-name="ce1" table:formula="of:=[HumanReadable.Q22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250">
            <text:p>25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INDIRECT(  ADDRESS(   MATCH(    [HumanReadable.$H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ce1" table:formula="of:=INDIRECT(  ADDRESS(   MATCH([HumanReadable.L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3]" office:value-type="float" office:value="0">
            <text:p>0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float" office:value="0">
            <text:p>0</text:p>
          </table:table-cell>
          <table:table-cell table:style-name="ce1" table:formula="of:=[HumanReadable.Q23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250">
            <text:p>25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INDIRECT(  ADDRESS(   MATCH(    [HumanReadable.$H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ce1" table:formula="of:=INDIRECT(  ADDRESS(   MATCH([HumanReadable.L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4]" office:value-type="float" office:value="0">
            <text:p>0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float" office:value="0">
            <text:p>0</text:p>
          </table:table-cell>
          <table:table-cell table:style-name="ce1" table:formula="of:=[HumanReadable.Q24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250">
            <text:p>25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INDIRECT(  ADDRESS(   MATCH(    [HumanReadable.$H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ce1" table:formula="of:=INDIRECT(  ADDRESS(   MATCH([HumanReadable.L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5]" office:value-type="float" office:value="0">
            <text:p>0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float" office:value="0">
            <text:p>0</text:p>
          </table:table-cell>
          <table:table-cell table:style-name="ce1" table:formula="of:=[HumanReadable.Q25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HumanReadable" table:style-name="ta1" table:print="false">
        <table:table-column table:style-name="co20" table:number-columns-repeated="1024" table:default-cell-style-name="Default"/>
        <table:table-row table:style-name="ro19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38" office:value-type="string">
            <text:p>WhoWorksHere</text:p>
          </table:table-cell>
          <table:table-cell table:style-name="ce37" office:value-type="string">
            <text:p>PullJobLimit</text:p>
          </table:table-cell>
          <table:table-cell table:style-name="ce37" office:value-type="string">
            <text:p>PushJobLimit</text:p>
          </table:table-cell>
          <table:table-cell table:style-name="ce39" office:value-type="string">
            <text:p>ConstructionRecipe</text:p>
          </table:table-cell>
          <table:table-cell table:style-name="ce39" office:value-type="string">
            <text:p>Stockpiles</text:p>
          </table:table-cell>
          <table:table-cell table:style-name="ce40" office:value-type="string">
            <text:p>HarvestAreaRadius</text:p>
          </table:table-cell>
          <table:table-cell table:style-name="ce40" office:value-type="string">
            <text:p>HarvestAreaMaxDist</text:p>
          </table:table-cell>
          <table:table-cell table:style-name="ce41" office:value-type="string">
            <text:p>HarvestRecipeList</text:p>
          </table:table-cell>
          <table:table-cell table:style-name="ce41" office:value-type="string">
            <text:p>RecipeList</text:p>
          </table:table-cell>
          <table:table-cell office:value-type="string">
            <text:p>HelpText</text:p>
          </table:table-cell>
          <table:table-cell table:style-name="ce42" office:value-type="string">
            <text:p>BlueprintClass</text:p>
          </table:table-cell>
          <table:table-cell table:style-name="ce42" office:value-type="string">
            <text:p>Icon</text:p>
          </table:table-cell>
          <table:table-cell table:style-name="ce42" office:value-type="string">
            <text:p>3d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3" office:value-type="string">
            <text:p>Color Explanations (For all Sheets)</text:p>
          </table:table-cell>
          <table:table-cell table:number-columns-repeated="1004"/>
        </table:table-row>
        <table:table-row table:style-name="ro20">
          <table:table-cell office:value-type="string">
            <text:p>Woodcutters</text:p>
          </table:table-cell>
          <table:table-cell office:value-type="string">
            <text:p>Woodcutter'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s">
            <text:p>Woodcutter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s">
            <text:p>Woodcutter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BP_Woodcutter'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4" office:value-type="string">
            <text:p>Refers to another Sheet</text:p>
          </table:table-cell>
          <table:table-cell table:number-columns-repeated="1004"/>
        </table:table-row>
        <table:table-row table:style-name="ro21">
          <table:table-cell table:number-columns-repeated="2" office:value-type="string">
            <text:p>Sawmill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BP_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5" office:value-type="string">
            <text:p>Not relevant for many buildings</text:p>
          </table:table-cell>
          <table:table-cell table:number-columns-repeated="1004"/>
        </table:table-row>
        <table:table-row table:style-name="ro22">
          <table:table-cell table:number-columns-repeated="2" office:value-type="string">
            <text:p>Bakery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P_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6" office:value-type="string">
            <text:p>Open Questions</text:p>
          </table:table-cell>
          <table:table-cell table:number-columns-repeated="1004"/>
        </table:table-row>
        <table:table-row table:style-name="ro21">
          <table:table-cell table:number-columns-repeated="2" office:value-type="string">
            <text:p>Coalmin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BP_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7" office:value-type="string">
            <text:p>DO NOT TOUCH – There's code in here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Farm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BP_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8" office:value-type="string">
            <text:p>Possibly Outdated</text:p>
          </table:table-cell>
          <table:table-cell table:number-columns-repeated="1004"/>
        </table:table-row>
        <table:table-row table:style-name="ro1">
          <table:table-cell office:value-type="string">
            <text:p>ForestingLodge</text:p>
          </table:table-cell>
          <table:table-cell office:value-type="string">
            <text:p>Foresting Lod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BP_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Refers to an asse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oldmine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BP_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Special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Inn</text:p>
          </table:table-cell>
          <table:table-cell office:value-type="float" office:value="15">
            <text:p>15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BP_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Iron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BP_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office:value-type="string">
            <text:p>IronSmeltery</text:p>
          </table:table-cell>
          <table:table-cell office:value-type="string">
            <text:p>Iron Smeltery</text:p>
          </table:table-cell>
          <table:table-cell office:value-type="float" office:value="13">
            <text:p>13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Smeltery">
            <text:p>Iron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Smeltery">
            <text:p>Iron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BP_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ll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BP_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nt</text:p>
          </table:table-cell>
          <table:table-cell office:value-type="float" office:value="11">
            <text:p>11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BP_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office:value-type="string">
            <text:p>BP_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Quarry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BP_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>
            <text:p>School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BP_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style-name="ce37" office:value-type="string">
            <text:p>WeaponWorkshop</text:p>
          </table:table-cell>
          <table:table-cell table:style-name="ce37" office:value-type="string">
            <text:p>Weapon Workshop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Workshop">
            <text:p>Weapon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Workshop">
            <text:p>Weapon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BP_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Warehouse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BP_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ssing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issingNo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issing Building</text:p>
          </table:table-cell>
          <table:table-cell/>
          <table:table-cell office:value-type="string">
            <text:p>missing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Debu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Debug Building</text:p>
          </table:table-cell>
          <table:table-cell/>
          <table:table-cell office:value-type="string">
            <text:p>debug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TESTGROUND" table:style-name="ta1" table:print="false">
        <table:table-column table:style-name="co21" table:number-columns-repeated="1024" table:default-cell-style-name="Default"/>
        <table:table-row table:style-name="ro23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23" table:number-rows-repeated="104857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ce22"/>
        <table:table-column table:style-name="co5" table:number-columns-repeated="11" table:default-cell-style-name="Default"/>
        <table:table-column table:style-name="co6" table:default-cell-style-name="ce10"/>
        <table:table-column table:style-name="co5" table:number-columns-repeated="1010" table:default-cell-style-name="Default"/>
        <table:table-row table:style-name="ro8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office:value-type="float" office:value="45">
            <text:p>4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10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8" table:number-rows-repeated="7">
          <table:table-cell/>
          <table:table-cell table:style-name="ce21"/>
          <table:table-cell table:number-columns-repeated="1022"/>
        </table:table-row>
        <table:table-row table:style-name="ro8">
          <table:table-cell table:style-name="ce19"/>
          <table:table-cell table:style-name="ce21"/>
          <table:table-cell table:number-columns-repeated="1022"/>
        </table:table-row>
        <table:table-row table:style-name="ro8" table:number-rows-repeated="154">
          <table:table-cell/>
          <table:table-cell table:style-name="ce21"/>
          <table:table-cell table:number-columns-repeated="1022"/>
        </table:table-row>
        <table:table-row table:style-name="ro8" table:number-rows-repeated="104840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ockpiles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4"/>
        <table:table-column table:style-name="co10" table:default-cell-style-name="ce25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C4]));NOT(ISBLANK([.D4]));NOT(ISBLANK([.E4])));   &quot;,(itemType=&quot;&amp;[.C4]&amp;&quot;,stockpileType=&quot;&amp;[.D4]&amp;&quot;,maxStorage=&quot;&amp;[.E4]&amp;&quot;)&quot;   &amp;IF(AND(NOT(ISBLANK([.F4]));NOT(ISBLANK([.G4]));NOT(ISBLANK([.H4])));    &quot;,(itemType=&quot;&amp;[.F4]&amp;&quot;,stockpileType=&quot;&amp;[.G4]&amp;&quot;,maxStorage=&quot;&amp;[.H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Flour,stockpileType=Educt,maxStorage=5),(itemType=Bread,stockpileType=Product,maxStorage=3))">
            <text:p>((itemType=Flour,stockpileType=Educt,maxStorage=5),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51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5">
          <table:table-cell office:value-type="string">
            <text:p>Iron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32"/>
        <table:table-column table:style-name="co10" table:default-cell-style-name="ce24"/>
        <table:table-column table:style-name="co11" table:default-cell-style-name="ce26"/>
        <table:table-column table:style-name="co9" table:default-cell-style-name="ce24"/>
        <table:table-column table:style-name="co10" table:default-cell-style-name="ce26"/>
        <table:table-column table:style-name="co11" table:default-cell-style-name="ce24"/>
        <table:table-column table:style-name="co1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number-columns-repeated="12"/>
        </table:table-row>
      </table:table>
      <table:table table:name="HarvestRecipeList" table:style-name="ta1" table:print="false">
        <table:table-column table:style-name="co7" table:default-cell-style-name="Default"/>
        <table:table-column table:style-name="co8" table:default-cell-style-name="ce22"/>
        <table:table-column table:style-name="co17" table:default-cell-style-name="ce29"/>
        <table:table-column table:style-name="co10" table:default-cell-style-name="ce29"/>
        <table:table-column table:style-name="co11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H$1];0);   1;1;&quot;HarvestRecipes&quot;  ))  &amp;IF(NOT(ISBLANK([.$D2]));   &quot;,&quot;   &amp;INDIRECT(ADDRESS(    MATCH([.$D2];[HarvestRecipes.$A$1:.$A$500];0);    MATCH(&quot;Recipe&quot;;[HarvestRecipes.$A$1:.$H$1];0);    1;1;&quot;HarvestRecipes&quot;   ))   &amp;IF(NOT(ISBLANK([.$E2]));    &quot;,&quot;    &amp;INDIRECT(ADDRESS(     MATCH([.$E2];[HarvestRecipes.$A$1:.$A$500];0);     MATCH(&quot;Recipe&quot;;[HarvestRecipes.$A$1:.$H$1];0);     1;1;&quot;HarvestRecipes&quot;    ))    &amp;IF(NOT(ISBLANK([.$F2]));     &quot;,&quot;     &amp;INDIRECT(ADDRESS(      MATCH([.$F2];[HarvestRecipes.$A$1:.$A$500];0);      MATCH(&quot;Recipe&quot;;[HarvestRecipes.$A$1:.$H$1];0);      1;1;&quot;HarvestRecipes&quot;     ))     &amp;IF(NOT(ISBLANK([.$G2]));      &quot;,&quot;      &amp;INDIRECT(ADDRESS(       MATCH([.$G2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Coal,amount=1)),polishDuration=3))">
            <text:p>((products=((itemType=Coal,amount=1)),polishDuration=3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6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H$1];0);   1;1;&quot;HarvestRecipes&quot;  ))  &amp;IF(NOT(ISBLANK([.$D3]));   &quot;,&quot;   &amp;INDIRECT(ADDRESS(    MATCH([.$D3];[HarvestRecipes.$A$1:.$A$500];0);    MATCH(&quot;Recipe&quot;;[HarvestRecipes.$A$1:.$H$1];0);    1;1;&quot;HarvestRecipes&quot;   ))   &amp;IF(NOT(ISBLANK([.$E3]));    &quot;,&quot;    &amp;INDIRECT(ADDRESS(     MATCH([.$E3];[HarvestRecipes.$A$1:.$A$500];0);     MATCH(&quot;Recipe&quot;;[HarvestRecipes.$A$1:.$H$1];0);     1;1;&quot;HarvestRecipes&quot;    ))    &amp;IF(NOT(ISBLANK([.$F3]));     &quot;,&quot;     &amp;INDIRECT(ADDRESS(      MATCH([.$F3];[HarvestRecipes.$A$1:.$A$500];0);      MATCH(&quot;Recipe&quot;;[HarvestRecipes.$A$1:.$H$1];0);      1;1;&quot;HarvestRecipes&quot;     ))     &amp;IF(NOT(ISBLANK([.$G3]));      &quot;,&quot;      &amp;INDIRECT(ADDRESS(       MATCH([.$G3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Wheat,amount=1)),polishDuration=3))">
            <text:p>((products=((itemType=Wheat,amount=1)),polishDuration=3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7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H$1];0);   1;1;&quot;HarvestRecipes&quot;  ))  &amp;IF(NOT(ISBLANK([.$D4]));   &quot;,&quot;   &amp;INDIRECT(ADDRESS(    MATCH([.$D4];[HarvestRecipes.$A$1:.$A$500];0);    MATCH(&quot;Recipe&quot;;[HarvestRecipes.$A$1:.$H$1];0);    1;1;&quot;HarvestRecipes&quot;   ))   &amp;IF(NOT(ISBLANK([.$E4]));    &quot;,&quot;    &amp;INDIRECT(ADDRESS(     MATCH([.$E4];[HarvestRecipes.$A$1:.$A$500];0);     MATCH(&quot;Recipe&quot;;[HarvestRecipes.$A$1:.$H$1];0);     1;1;&quot;HarvestRecipes&quot;    ))    &amp;IF(NOT(ISBLANK([.$F4]));     &quot;,&quot;     &amp;INDIRECT(ADDRESS(      MATCH([.$F4];[HarvestRecipes.$A$1:.$A$500];0);      MATCH(&quot;Recipe&quot;;[HarvestRecipes.$A$1:.$H$1];0);      1;1;&quot;HarvestRecipes&quot;     ))     &amp;IF(NOT(ISBLANK([.$G4]));      &quot;,&quot;      &amp;INDIRECT(ADDRESS(       MATCH([.$G4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GoldOre,amount=1)),polishDuration=2))">
            <text:p>((products=((itemType=GoldOre,amount=1)),polishDuration=2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H$1];0);   1;1;&quot;HarvestRecipes&quot;  ))  &amp;IF(NOT(ISBLANK([.$D5]));   &quot;,&quot;   &amp;INDIRECT(ADDRESS(    MATCH([.$D5];[HarvestRecipes.$A$1:.$A$500];0);    MATCH(&quot;Recipe&quot;;[HarvestRecipes.$A$1:.$H$1];0);    1;1;&quot;HarvestRecipes&quot;   ))   &amp;IF(NOT(ISBLANK([.$E5]));    &quot;,&quot;    &amp;INDIRECT(ADDRESS(     MATCH([.$E5];[HarvestRecipes.$A$1:.$A$500];0);     MATCH(&quot;Recipe&quot;;[HarvestRecipes.$A$1:.$H$1];0);     1;1;&quot;HarvestRecipes&quot;    ))    &amp;IF(NOT(ISBLANK([.$F5]));     &quot;,&quot;     &amp;INDIRECT(ADDRESS(      MATCH([.$F5];[HarvestRecipes.$A$1:.$A$500];0);      MATCH(&quot;Recipe&quot;;[HarvestRecipes.$A$1:.$H$1];0);      1;1;&quot;HarvestRecipes&quot;     ))     &amp;IF(NOT(ISBLANK([.$G5]));      &quot;,&quot;      &amp;INDIRECT(ADDRESS(       MATCH([.$G5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IronOre,amount=1)),polishDuration=2))">
            <text:p>((products=((itemType=IronOre,amount=1)),polishDuration=2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H$1];0);   1;1;&quot;HarvestRecipes&quot;  ))  &amp;IF(NOT(ISBLANK([.$D6]));   &quot;,&quot;   &amp;INDIRECT(ADDRESS(    MATCH([.$D6];[HarvestRecipes.$A$1:.$A$500];0);    MATCH(&quot;Recipe&quot;;[HarvestRecipes.$A$1:.$H$1];0);    1;1;&quot;HarvestRecipes&quot;   ))   &amp;IF(NOT(ISBLANK([.$E6]));    &quot;,&quot;    &amp;INDIRECT(ADDRESS(     MATCH([.$E6];[HarvestRecipes.$A$1:.$A$500];0);     MATCH(&quot;Recipe&quot;;[HarvestRecipes.$A$1:.$H$1];0);     1;1;&quot;HarvestRecipes&quot;    ))    &amp;IF(NOT(ISBLANK([.$F6]));     &quot;,&quot;     &amp;INDIRECT(ADDRESS(      MATCH([.$F6];[HarvestRecipes.$A$1:.$A$500];0);      MATCH(&quot;Recipe&quot;;[HarvestRecipes.$A$1:.$H$1];0);      1;1;&quot;HarvestRecipes&quot;     ))     &amp;IF(NOT(ISBLANK([.$G6]));      &quot;,&quot;      &amp;INDIRECT(ADDRESS(       MATCH([.$G6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Stone,amount=2)),polishDuration=6))">
            <text:p>((products=((itemType=Stone,amount=2)),polishDuration=6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7" table:formula="of:=IF(NOT(ISBLANK([.$C7]));  &quot;(&quot;  &amp;INDIRECT(ADDRESS(   MATCH([.$C7];[HarvestRecipes.$A$1:.$A$500];0);   MATCH(&quot;Recipe&quot;;[HarvestRecipes.$A$1:.$H$1];0);   1;1;&quot;HarvestRecipes&quot;  ))  &amp;IF(NOT(ISBLANK([.$D7]));   &quot;,&quot;   &amp;INDIRECT(ADDRESS(    MATCH([.$D7];[HarvestRecipes.$A$1:.$A$500];0);    MATCH(&quot;Recipe&quot;;[HarvestRecipes.$A$1:.$H$1];0);    1;1;&quot;HarvestRecipes&quot;   ))   &amp;IF(NOT(ISBLANK([.$E7]));    &quot;,&quot;    &amp;INDIRECT(ADDRESS(     MATCH([.$E7];[HarvestRecipes.$A$1:.$A$500];0);     MATCH(&quot;Recipe&quot;;[HarvestRecipes.$A$1:.$H$1];0);     1;1;&quot;HarvestRecipes&quot;    ))    &amp;IF(NOT(ISBLANK([.$F7]));     &quot;,&quot;     &amp;INDIRECT(ADDRESS(      MATCH([.$F7];[HarvestRecipes.$A$1:.$A$500];0);      MATCH(&quot;Recipe&quot;;[HarvestRecipes.$A$1:.$H$1];0);      1;1;&quot;HarvestRecipes&quot;     ))     &amp;IF(NOT(ISBLANK([.$G7]));      &quot;,&quot;      &amp;INDIRECT(ADDRESS(       MATCH([.$G7];[HarvestRecipes.$A$1:.$A$500];0);       MATCH(&quot;Recipe&quot;;[HarvestRecipes.$A$1:.$H$1];0);       1;1;&quot;HarvestRecipes&quot;      ));     &quot;)&quot;)    ;&quot;)&quot;)   ;&quot;)&quot;)  ;&quot;)&quot;) ;&quot;&quot;)" office:value-type="string" office:string-value="((products=((itemType=Log,amount=1)),polishDuration=4))">
            <text:p>((products=((itemType=Log,amount=1)),polishDuration=4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H$1];0);   1;1;&quot;HarvestRecipes&quot;  ))  &amp;IF(NOT(ISBLANK([.$D8]));   &quot;,&quot;   &amp;INDIRECT(ADDRESS(    MATCH([.$D8];[HarvestRecipes.$A$1:.$A$500];0);    MATCH(&quot;Recipe&quot;;[HarvestRecipes.$A$1:.$H$1];0);    1;1;&quot;HarvestRecipes&quot;   ))   &amp;IF(NOT(ISBLANK([.$E8]));    &quot;,&quot;    &amp;INDIRECT(ADDRESS(     MATCH([.$E8];[HarvestRecipes.$A$1:.$A$500];0);     MATCH(&quot;Recipe&quot;;[HarvestRecipes.$A$1:.$H$1];0);     1;1;&quot;HarvestRecipes&quot;    ))    &amp;IF(NOT(ISBLANK([.$F8]));     &quot;,&quot;     &amp;INDIRECT(ADDRESS(      MATCH([.$F8];[HarvestRecipes.$A$1:.$A$500];0);      MATCH(&quot;Recipe&quot;;[HarvestRecipes.$A$1:.$H$1];0);      1;1;&quot;HarvestRecipes&quot;     ))     &amp;IF(NOT(ISBLANK([.$G8]));      &quot;,&quot;      &amp;INDIRECT(ADDRESS(       MATCH([.$G8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H$1];0);   1;1;&quot;HarvestRecipes&quot;  ))  &amp;IF(NOT(ISBLANK([.$D9]));   &quot;,&quot;   &amp;INDIRECT(ADDRESS(    MATCH([.$D9];[HarvestRecipes.$A$1:.$A$500];0);    MATCH(&quot;Recipe&quot;;[HarvestRecipes.$A$1:.$H$1];0);    1;1;&quot;HarvestRecipes&quot;   ))   &amp;IF(NOT(ISBLANK([.$E9]));    &quot;,&quot;    &amp;INDIRECT(ADDRESS(     MATCH([.$E9];[HarvestRecipes.$A$1:.$A$500];0);     MATCH(&quot;Recipe&quot;;[HarvestRecipes.$A$1:.$H$1];0);     1;1;&quot;HarvestRecipes&quot;    ))    &amp;IF(NOT(ISBLANK([.$F9]));     &quot;,&quot;     &amp;INDIRECT(ADDRESS(      MATCH([.$F9];[HarvestRecipes.$A$1:.$A$500];0);      MATCH(&quot;Recipe&quot;;[HarvestRecipes.$A$1:.$H$1];0);      1;1;&quot;HarvestRecipes&quot;     ))     &amp;IF(NOT(ISBLANK([.$G9]));      &quot;,&quot;      &amp;INDIRECT(ADDRESS(       MATCH([.$G9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H$1];0);   1;1;&quot;HarvestRecipes&quot;  ))  &amp;IF(NOT(ISBLANK([.$D10]));   &quot;,&quot;   &amp;INDIRECT(ADDRESS(    MATCH([.$D10];[HarvestRecipes.$A$1:.$A$500];0);    MATCH(&quot;Recipe&quot;;[HarvestRecipes.$A$1:.$H$1];0);    1;1;&quot;HarvestRecipes&quot;   ))   &amp;IF(NOT(ISBLANK([.$E10]));    &quot;,&quot;    &amp;INDIRECT(ADDRESS(     MATCH([.$E10];[HarvestRecipes.$A$1:.$A$500];0);     MATCH(&quot;Recipe&quot;;[HarvestRecipes.$A$1:.$H$1];0);     1;1;&quot;HarvestRecipes&quot;    ))    &amp;IF(NOT(ISBLANK([.$F10]));     &quot;,&quot;     &amp;INDIRECT(ADDRESS(      MATCH([.$F10];[HarvestRecipes.$A$1:.$A$500];0);      MATCH(&quot;Recipe&quot;;[HarvestRecipes.$A$1:.$H$1];0);      1;1;&quot;HarvestRecipes&quot;     ))     &amp;IF(NOT(ISBLANK([.$G10]));      &quot;,&quot;      &amp;INDIRECT(ADDRESS(       MATCH([.$G10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H$1];0);   1;1;&quot;HarvestRecipes&quot;  ))  &amp;IF(NOT(ISBLANK([.$D11]));   &quot;,&quot;   &amp;INDIRECT(ADDRESS(    MATCH([.$D11];[HarvestRecipes.$A$1:.$A$500];0);    MATCH(&quot;Recipe&quot;;[HarvestRecipes.$A$1:.$H$1];0);    1;1;&quot;HarvestRecipes&quot;   ))   &amp;IF(NOT(ISBLANK([.$E11]));    &quot;,&quot;    &amp;INDIRECT(ADDRESS(     MATCH([.$E11];[HarvestRecipes.$A$1:.$A$500];0);     MATCH(&quot;Recipe&quot;;[HarvestRecipes.$A$1:.$H$1];0);     1;1;&quot;HarvestRecipes&quot;    ))    &amp;IF(NOT(ISBLANK([.$F11]));     &quot;,&quot;     &amp;INDIRECT(ADDRESS(      MATCH([.$F11];[HarvestRecipes.$A$1:.$A$500];0);      MATCH(&quot;Recipe&quot;;[HarvestRecipes.$A$1:.$H$1];0);      1;1;&quot;HarvestRecipes&quot;     ))     &amp;IF(NOT(ISBLANK([.$G11]));      &quot;,&quot;      &amp;INDIRECT(ADDRESS(       MATCH([.$G11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H$1];0);   1;1;&quot;HarvestRecipes&quot;  ))  &amp;IF(NOT(ISBLANK([.$D12]));   &quot;,&quot;   &amp;INDIRECT(ADDRESS(    MATCH([.$D12];[HarvestRecipes.$A$1:.$A$500];0);    MATCH(&quot;Recipe&quot;;[HarvestRecipes.$A$1:.$H$1];0);    1;1;&quot;HarvestRecipes&quot;   ))   &amp;IF(NOT(ISBLANK([.$E12]));    &quot;,&quot;    &amp;INDIRECT(ADDRESS(     MATCH([.$E12];[HarvestRecipes.$A$1:.$A$500];0);     MATCH(&quot;Recipe&quot;;[HarvestRecipes.$A$1:.$H$1];0);     1;1;&quot;HarvestRecipes&quot;    ))    &amp;IF(NOT(ISBLANK([.$F12]));     &quot;,&quot;     &amp;INDIRECT(ADDRESS(      MATCH([.$F12];[HarvestRecipes.$A$1:.$A$500];0);      MATCH(&quot;Recipe&quot;;[HarvestRecipes.$A$1:.$H$1];0);      1;1;&quot;HarvestRecipes&quot;     ))     &amp;IF(NOT(ISBLANK([.$G12]));      &quot;,&quot;      &amp;INDIRECT(ADDRESS(       MATCH([.$G12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H$1];0);   1;1;&quot;HarvestRecipes&quot;  ))  &amp;IF(NOT(ISBLANK([.$D13]));   &quot;,&quot;   &amp;INDIRECT(ADDRESS(    MATCH([.$D13];[HarvestRecipes.$A$1:.$A$500];0);    MATCH(&quot;Recipe&quot;;[HarvestRecipes.$A$1:.$H$1];0);    1;1;&quot;HarvestRecipes&quot;   ))   &amp;IF(NOT(ISBLANK([.$E13]));    &quot;,&quot;    &amp;INDIRECT(ADDRESS(     MATCH([.$E13];[HarvestRecipes.$A$1:.$A$500];0);     MATCH(&quot;Recipe&quot;;[HarvestRecipes.$A$1:.$H$1];0);     1;1;&quot;HarvestRecipes&quot;    ))    &amp;IF(NOT(ISBLANK([.$F13]));     &quot;,&quot;     &amp;INDIRECT(ADDRESS(      MATCH([.$F13];[HarvestRecipes.$A$1:.$A$500];0);      MATCH(&quot;Recipe&quot;;[HarvestRecipes.$A$1:.$H$1];0);      1;1;&quot;HarvestRecipes&quot;     ))     &amp;IF(NOT(ISBLANK([.$G13]));      &quot;,&quot;      &amp;INDIRECT(ADDRESS(       MATCH([.$G13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H$1];0);   1;1;&quot;HarvestRecipes&quot;  ))  &amp;IF(NOT(ISBLANK([.$D14]));   &quot;,&quot;   &amp;INDIRECT(ADDRESS(    MATCH([.$D14];[HarvestRecipes.$A$1:.$A$500];0);    MATCH(&quot;Recipe&quot;;[HarvestRecipes.$A$1:.$H$1];0);    1;1;&quot;HarvestRecipes&quot;   ))   &amp;IF(NOT(ISBLANK([.$E14]));    &quot;,&quot;    &amp;INDIRECT(ADDRESS(     MATCH([.$E14];[HarvestRecipes.$A$1:.$A$500];0);     MATCH(&quot;Recipe&quot;;[HarvestRecipes.$A$1:.$H$1];0);     1;1;&quot;HarvestRecipes&quot;    ))    &amp;IF(NOT(ISBLANK([.$F14]));     &quot;,&quot;     &amp;INDIRECT(ADDRESS(      MATCH([.$F14];[HarvestRecipes.$A$1:.$A$500];0);      MATCH(&quot;Recipe&quot;;[HarvestRecipes.$A$1:.$H$1];0);      1;1;&quot;HarvestRecipes&quot;     ))     &amp;IF(NOT(ISBLANK([.$G14]));      &quot;,&quot;      &amp;INDIRECT(ADDRESS(       MATCH([.$G14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H$1];0);   1;1;&quot;HarvestRecipes&quot;  ))  &amp;IF(NOT(ISBLANK([.$D15]));   &quot;,&quot;   &amp;INDIRECT(ADDRESS(    MATCH([.$D15];[HarvestRecipes.$A$1:.$A$500];0);    MATCH(&quot;Recipe&quot;;[HarvestRecipes.$A$1:.$H$1];0);    1;1;&quot;HarvestRecipes&quot;   ))   &amp;IF(NOT(ISBLANK([.$E15]));    &quot;,&quot;    &amp;INDIRECT(ADDRESS(     MATCH([.$E15];[HarvestRecipes.$A$1:.$A$500];0);     MATCH(&quot;Recipe&quot;;[HarvestRecipes.$A$1:.$H$1];0);     1;1;&quot;HarvestRecipes&quot;    ))    &amp;IF(NOT(ISBLANK([.$F15]));     &quot;,&quot;     &amp;INDIRECT(ADDRESS(      MATCH([.$F15];[HarvestRecipes.$A$1:.$A$500];0);      MATCH(&quot;Recipe&quot;;[HarvestRecipes.$A$1:.$H$1];0);      1;1;&quot;HarvestRecipes&quot;     ))     &amp;IF(NOT(ISBLANK([.$G15]));      &quot;,&quot;      &amp;INDIRECT(ADDRESS(       MATCH([.$G15];[HarvestRecipes.$A$1:.$A$500];0);       MATCH(&quot;Recipe&quot;;[HarvestRecipes.$A$1:.$H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17" table:default-cell-style-name="Default"/>
        <table:table-column table:style-name="co8" table:default-cell-style-name="ce22"/>
        <table:table-column table:style-name="co18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);  &quot;(pro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olishDuration=&quot;&amp;[.C2]&amp;&quot;)&quot;  ;&quot;&quot;)" office:value-type="string" office:string-value="(products=((itemType=Log,amount=1)),polishDuration=4)">
            <text:p>(products=((itemType=Log,amount=1)),polishDuration=4)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);  &quot;(pro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olishDuration=&quot;&amp;[.C3]&amp;&quot;)&quot;  ;&quot;&quot;)" office:value-type="string" office:string-value="(products=((itemType=Wheat,amount=1)),polishDuration=3)">
            <text:p>(products=((itemType=Wheat,amount=1)),polishDuration=3)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);  &quot;(pro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olishDuration=&quot;&amp;[.C4]&amp;&quot;)&quot;  ;&quot;&quot;)" office:value-type="string" office:string-value="(products=((itemType=Stone,amount=2)),polishDuration=6)">
            <text:p>(products=((itemType=Stone,amount=2)),polishDuration=6)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);  &quot;(pro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olishDuration=&quot;&amp;[.C5]&amp;&quot;)&quot;  ;&quot;&quot;)" office:value-type="string" office:string-value="(products=((itemType=GoldOre,amount=1)),polishDuration=2)">
            <text:p>(products=((itemType=GoldOre,amount=1)),polishDuration=2)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);  &quot;(pro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olishDuration=&quot;&amp;[.C6]&amp;&quot;)&quot;  ;&quot;&quot;)" office:value-type="string" office:string-value="(products=((itemType=Coal,amount=1)),polishDuration=3)">
            <text:p>(products=((itemType=Coal,amount=1)),polishDuration=3)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);  &quot;(pro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olishDuration=&quot;&amp;[.C7]&amp;&quot;)&quot;  ;&quot;&quot;)" office:value-type="string" office:string-value="(products=((itemType=IronOre,amount=1)),polishDuration=2)">
            <text:p>(products=((itemType=IronOre,amount=1)),polishDuration=2)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/>
          <table:table-cell table:number-columns-repeated="19"/>
        </table:table-row>
        <table:table-row table:style-name="ro1" table:number-rows-repeated="1048414">
          <table:table-cell table:number-columns-repeated="21"/>
        </table:table-row>
        <table:table-row table:style-name="ro1"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11.10.2018</text:date>, <text:time>12:0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1M31S</meta:editing-duration>
    <meta:editing-cycles>59</meta:editing-cycles>
    <meta:generator>OpenOffice/4.1.3$Win32 OpenOffice.org_project/413m1$Build-9783</meta:generator>
    <dc:date>2018-10-11T12:05:46.24</dc:date>
    <dc:creator>Felix </dc:creator>
    <meta:document-statistic meta:table-count="9" meta:cell-count="1417" meta:object-count="0"/>
    <meta:user-defined meta:name="Info 1"/>
    <meta:user-defined meta:name="Info 2"/>
    <meta:user-defined meta:name="Info 3"/>
    <meta:user-defined meta:name="Info 4"/>
  </office:meta>
</office:document-meta>
</file>